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e5704"/>
    </style:style>
    <style:style style:name="P2" style:family="paragraph" style:parent-style-name="Standard">
      <style:text-properties officeooo:rsid="001fbc8c" officeooo:paragraph-rsid="001fbc8c"/>
    </style:style>
    <style:style style:name="P3" style:family="paragraph" style:parent-style-name="Standard">
      <style:text-properties officeooo:rsid="0020e829" officeooo:paragraph-rsid="0020e829"/>
    </style:style>
    <style:style style:name="T1" style:family="text">
      <style:text-properties officeooo:rsid="001e570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://algowiki-project.org/ru/Алгоритм_поэлементного_построения_матрицы_Адамара_размерности_степени_2" text:style-name="Internet_20_link" text:visited-style-name="Visited_20_Internet_20_Link"><text:span text:style-name="T1">Алгоритм поэлементного построения матрицы Адамара размерности степени 2</text:span></text:a></text:p>
      <text:p text:style-name="P1"/>
      <text:p text:style-name="P2">popcountll — быстрый подсчет единичек в числе. </text:p>
      <text:p text:style-name="P2"/>
      <text:p text:style-name="P3">Оптимизация1: если мы фиксируем вектор, то не нужно пытаться добавить в матрицу вектора меньше этого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6T12:54:48.575632603</meta:creation-date>
    <meta:generator>LibreOffice/5.1.6.2$Linux_X86_64 LibreOffice_project/10m0$Build-2</meta:generator>
    <dc:date>2018-03-08T20:51:56.320016394</dc:date>
    <meta:editing-duration>PT4M58S</meta:editing-duration>
    <meta:editing-cycles>4</meta:editing-cycles>
    <meta:document-statistic meta:table-count="0" meta:image-count="0" meta:object-count="0" meta:page-count="1" meta:paragraph-count="3" meta:word-count="29" meta:character-count="219" meta:non-whitespace-character-count="191"/>
  </office:meta>
</office:document-meta>
</file>